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Menlo, Monaco, Consolas, 'Liberation Mono'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fo:font-variant="normal" fo:text-transform="none" fo:color="#212529" style:font-name="SFMono-Regular" fo:font-size="9.75pt" fo:letter-spacing="normal" fo:font-style="normal" fo:font-weight="normal"/>
    </style:style>
    <style:style style:name="P2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212529" style:font-name="SFMono-Regular" fo:font-size="9.75pt" fo:letter-spacing="normal" fo:font-style="normal" fo:font-weight="normal"/>
    </style:style>
    <style:style style:name="P3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212529" fo:letter-spacing="normal"/>
    </style:style>
    <style:style style:name="P4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</style:style>
    <style:style style:name="T1" style:family="text">
      <style:text-properties style:font-name="SFMono-Regular" fo:font-size="9.75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yui_3_17_2_1_1665654539338_115"/>Sleepy Cow Sorting</text:p>
      <text:p text:style-name="P2">==================</text:p>
      <text:p text:style-name="P4"/>
      <text:p text:style-name="P2">Farmer John is attempting to sort his N cows (1 &lt;= N &lt;= 100), </text:p>
      <text:p text:style-name="P2">conveniently numbered 1...N, before they head out to the pastures for </text:p>
      <text:p text:style-name="P2">breakfast.</text:p>
      <text:p text:style-name="P4"/>
      <text:p text:style-name="P2">Currently, the cows are standing in a line in the order </text:p>
      <text:p text:style-name="P2">p1,p2,p3,...,pN, and Farmer John is standing in front of cow p1. He </text:p>
      <text:p text:style-name="P2">wants to reorder the cows so that they are in the order 1,2,3,...,N, </text:p>
      <text:p text:style-name="P2">with cow 1 next to Farmer John.</text:p>
      <text:p text:style-name="P4"/>
      <text:p text:style-name="P2">The cows are a bit sleepy today, so at any point in time the only cow </text:p>
      <text:p text:style-name="P2">who is paying attention to Farmer John's instructions is the cow </text:p>
      <text:p text:style-name="P2">directly facing Farmer John. In one time step, he can instruct this </text:p>
      <text:p text:style-name="P2">cow to move k paces down the line, for any k in the range 1...N-1. </text:p>
      <text:p text:style-name="P2">The k cows whom she passes will amble forward, making room for her to </text:p>
      <text:p text:style-name="P2">insert herself in the line after them.</text:p>
      <text:p text:style-name="P4"/>
      <text:p text:style-name="P2">For example, suppose that N = 4 and the cows start off in the </text:p>
      <text:p text:style-name="P2">following order:</text:p>
      <text:p text:style-name="P4"/>
      <text:p text:style-name="P3"><text:s/><text:span text:style-name="T1">FJ: 4, 3, 2, 1 </text:span></text:p>
      <text:p text:style-name="P4"/>
      <text:p text:style-name="P2">The only cow paying attention to FJ is cow 4. If he instructs her to </text:p>
      <text:p text:style-name="P2">move 2 paces down the line, the order will subsequently look like </text:p>
      <text:p text:style-name="P2">this:</text:p>
      <text:p text:style-name="P4"/>
      <text:p text:style-name="P3"><text:s/><text:span text:style-name="T1">FJ: 3, 2, 4, 1 </text:span></text:p>
      <text:p text:style-name="P4"/>
      <text:p text:style-name="P2">Now the only cow paying attention to FJ is cow 3, so in the second </text:p>
      <text:p text:style-name="P2">time step he may give cow 3 an instruction, and so forth until the </text:p>
      <text:p text:style-name="P2">cows are sorted.</text:p>
      <text:p text:style-name="P4"/>
      <text:p text:style-name="P2">Farmer John is eager to complete the sorting, so he can go back to </text:p>
      <text:p text:style-name="P2">the farmhouse for his own breakfast. Help him find the minimum number </text:p>
      <text:p text:style-name="P2">of time steps required to sort the cows.</text:p>
      <text:p text:style-name="P4"><text:soft-page-break/></text:p>
      <text:p text:style-name="P2">INPUT FORMAT:</text:p>
      <text:p text:style-name="P4"/>
      <text:p text:style-name="P2">The first line of input contains N.</text:p>
      <text:p text:style-name="P4"/>
      <text:p text:style-name="P2">The second line contains N space-separated integers, p1,p2,p3,...,pN, </text:p>
      <text:p text:style-name="P2">indicating the starting order of the cows.</text:p>
      <text:p text:style-name="P4"/>
      <text:p text:style-name="P2">OUTPUT FORMAT:</text:p>
      <text:p text:style-name="P4"/>
      <text:p text:style-name="P2">A single integer: the number of time steps before the N cows are in </text:p>
      <text:p text:style-name="P2">sorted order, if Farmer John acts optimally.</text:p>
      <text:p text:style-name="P4"/>
      <text:p text:style-name="P2">SAMPLE INPUT:</text:p>
      <text:p text:style-name="P4"/>
      <text:p text:style-name="P2">4</text:p>
      <text:p text:style-name="P2">1 2 4 3</text:p>
      <text:p text:style-name="P4"/>
      <text:p text:style-name="P2">SAMPLE OUTPUT:</text:p>
      <text:p text:style-name="P4"/>
      <text:p text:style-name="P2">3</text:p>
      <text:p text:style-name="P4"/>
      <text:p text:style-name="P2">Problem credits: Dhruv Rohatgi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Menlo, Monaco, Consolas, 'Liberation Mono'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3T02:49:33.434000000</meta:creation-date>
    <meta:print-date>2022-10-13T02:49:47.921000000</meta:print-date>
    <dc:date>2022-10-13T02:50:43.444000000</dc:date>
    <meta:editing-duration>PT1M10S</meta:editing-duration>
    <meta:editing-cycles>1</meta:editing-cycles>
    <meta:document-statistic meta:table-count="0" meta:image-count="0" meta:object-count="0" meta:page-count="2" meta:paragraph-count="41" meta:word-count="329" meta:character-count="1710" meta:non-whitespace-character-count="1398"/>
    <meta:generator>LibreOffice/5.4.6.2$Windows_X86_64 LibreOffice_project/4014ce260a04f1026ba855d3b8d91541c224eab8</meta:generator>
  </office:meta>
</office:document-meta>
</file>